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es3" svg:font-family="Times" style:font-adornments="Fett"/>
    <style:font-face style:name="Times" svg:font-family="Times" style:font-adornments="Standard"/>
    <style:font-face style:name="Courier New1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Standard" style:font-family-generic="roman" style:font-pitch="variable"/>
    <style:font-face style:name="Times New Roman" svg:font-family="'Times New Roman'" style:font-adornments="Fett" style:font-family-generic="roman" style:font-pitch="variable"/>
  </office:font-face-decls>
  <office:automatic-styles>
    <style:style style:name="P1" style:family="paragraph" style:parent-style-name="Header">
      <style:paragraph-properties fo:padding="0.049cm" fo:border="0.002cm solid #000000"/>
    </style:style>
    <style:style style:name="P2" style:family="paragraph" style:parent-style-name="VDEUeberschrift2">
      <style:paragraph-properties fo:break-before="page"/>
    </style:style>
    <style:style style:name="P3" style:family="paragraph" style:parent-style-name="VDEUeberschrift1" style:master-page-name="VDERechteSeite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esMich</text:h>
      <text:p text:style-name="VDEText1">Diese Datei ist für TeilnehmerInnen der Lehrveranstaltung TB5-CPB an der Beuth Hochschule Berlin im Sommersemester 2014 gedacht. </text:p>
      <text:p text:style-name="VDEText1"/>
      <text:p text:style-name="VDEUeberschrift2">Erste Schritte</text:p>
      <text:p text:style-name="VDEText1">Besorgen Sie sich (am besten in der ersten Übung der Lehrveranstaltung Compilerbau) einen USB-Stick, der den Ordner <text:span text:style-name="VDETextProg">cpb</text:span> mit dem folgenden Inhalt enthält:</text:p>
      <text:p text:style-name="VDEZwischenraum"/>
      <text:p text:style-name="VDEText1"><text:span text:style-name="VDETextProg">cpb</text:span></text:p>
      <text:p text:style-name="VDEZwischenraum"><text:span text:style-name="VDETextProg"><text:s text:c="3"/>cyan-14076</text:span></text:p>
      <text:p text:style-name="VDEText1"><text:span text:style-name="VDETextProg"><text:s text:c="6"/>compiler</text:span></text:p>
      <text:p text:style-name="VDEZwischenraum"><text:span text:style-name="VDETextProg"><text:s text:c="6"/>example</text:span></text:p>
      <text:p text:style-name="VDEText1"><text:span text:style-name="VDETextProg"><text:s text:c="6"/>runtime</text:span></text:p>
      <text:p text:style-name="VDEZwischenraum"><text:span text:style-name="VDETextProg"><text:s text:c="6"/>about.txt</text:span></text:p>
      <text:p text:style-name="VDEText1"><text:span text:style-name="VDETextProg"><text:s text:c="3"/>projects</text:span></text:p>
      <text:p text:style-name="VDEZwischenraum"><text:span text:style-name="VDETextProg"><text:s text:c="6"/>01_jasmin</text:span></text:p>
      <text:p text:style-name="VDEText1"><text:span text:style-name="VDETextProg"><text:s text:c="6"/>02_bspJasmin</text:span></text:p>
      <text:p text:style-name="VDEZwischenraum"><text:span text:style-name="VDETextProg"><text:s text:c="6"/>03_auxFiles</text:span></text:p>
      <text:p text:style-name="VDEText1"><text:span text:style-name="VDETextProg"><text:s text:c="6"/>04_forTextpad</text:span></text:p>
      <text:p text:style-name="VDEText1"><text:span text:style-name="VDETextProg"><text:s text:c="6"/>alg10</text:span></text:p>
      <text:p text:style-name="VDEZwischenraum"><text:span text:style-name="VDETextProg"><text:s text:c="6"/>alg20</text:span></text:p>
      <text:p text:style-name="VDEZwischenraum"><text:span text:style-name="VDETextProg"><text:s text:c="6"/>...</text:span></text:p>
      <text:p text:style-name="VDEText1"><text:span text:style-name="VDETextProg"><text:s text:c="6"/>alg33</text:span></text:p>
      <text:p text:style-name="VDEText1"><text:span text:style-name="VDETextProg"><text:s text:c="6"/>ancestor01</text:span></text:p>
      <text:p text:style-name="VDEZwischenraum"><text:span text:style-name="VDETextProg"><text:s text:c="6"/>ancestor02</text:span></text:p>
      <text:p text:style-name="VDEZwischenraum"><text:span text:style-name="VDETextProg"><text:s text:c="6"/>...</text:span></text:p>
      <text:p text:style-name="VDEText1"><text:span text:style-name="VDETextProg"><text:s text:c="6"/>zahlen0Bis255</text:span></text:p>
      <text:p text:style-name="VDEZwischenraum"/>
      <text:p text:style-name="VDEText1">In diesem Semester wird die Gentle-Version <text:span text:style-name="VDETextBetont2">cyan-14076</text:span> verwendet. Die jeweils neuste Version können Sie von der Adresse <text:a xlink:type="simple" xlink:href="http://cyan.compilertools.net/">http://cyan.compilertools.net/</text:a> herunterladen. Dort finden Sie auch eine <text:s/>umfangreiche <text:span text:style-name="VDETextBetont2">Dokumentation</text:span> zum Gentle Compiler, die viele kleine, ausführbare Beispiele enthält.</text:p>
      <text:p text:style-name="VDEZwischenraum"/>
      <text:p text:style-name="VDEText1">Der Ordner <text:span text:style-name="VDETextProg">cyan-14076</text:span> enthält eine beta-Version des Gentle-Compilers. Der Gentle-Compiler ist ein Java-Programm, welches Gentle-Dateien (<text:span text:style-name="VDETextProg">.g</text:span>-Dateien) in Java-Dateien (<text:span text:style-name="VDETextProg">.java</text:span>-Dateien) und <text:s/>anschließend in Bytecode-Dateien (<text:span text:style-name="VDETextProg">.class</text:span>-Dateien) übersetzt. Dazu sollten der Java-Compiler <text:span text:style-name="VDETextProg">javac.exe</text:span> und der Java-Interpreter <text:span text:style-name="VDETextProg">java.exe</text:span> der Firma Sun/Oracle installiert und über die Umgebungsvariable <text:span text:style-name="VDETextProg">PATH</text:span> erreichbar sein.</text:p>
      <text:p text:style-name="VDEZwischenraum"/>
      <text:p text:style-name="VDEText1">Am Anfang der Gentle-Dokumentation finden Sie im Abschnitt <text:span text:style-name="VDETextProg">Getting Started</text:span>. einen Unterabschnitt <text:span text:style-name="VDETextProg">A First Example</text:span>. <text:span text:style-name="VDETextBetont2">Führen Sie die dort beschriebenen Schritte aus</text:span> um um sich zu vergewissern, dass Ihre Compilerbau-Werkzeuge richtig funktionieren.</text:p>
      <text:p text:style-name="VDEText1"/>
      <text:p text:style-name="VDEUeberschrift2">Projektordner</text:p>
      <text:p text:style-name="VDEText1">Ein Projektordner ist ein <text:span text:style-name="VDETextBetont1">direkter Unterordner</text:span> des Ordners <text:span text:style-name="VDETextProg">projects</text:span>. Die Ordner <text:span text:style-name="VDETextProg">ancestor01</text:span> und <text:span text:style-name="VDETextProg">alg10</text:span> sind Beispiele für <text:span text:style-name="VDETextBetont1">vorgegebene</text:span> Projektordner. Nach Bedarf können Sie weitere Projekt­ordner anlegen. Die nummerierten Ordner (deren Namen mit <text:span text:style-name="VDETextProg">01_</text:span>, <text:span text:style-name="VDETextProg">02_</text:span> <text:s/>, <text:span text:style-name="VDETextProg">03_</text:span>, <text:span text:style-name="VDETextProg">04_</text:span> beginnen) sind <text:span text:style-name="VDETextBetont1">keine</text:span> Projektordner.</text:p>
      <text:p text:style-name="VDEText1"/>
      <text:p text:style-name="VDEUeberschrift2"/>
      <text:p text:style-name="P2">Kommandos</text:p>
      <text:p text:style-name="VDEText1">Der Ordner <text:span text:style-name="VDETextProg">projects</text:span> enthält (ausser zahlreichen Projektordnern und dieser <text:span text:style-name="VDETextProg">LiseMich</text:span>-Datei) zwei Skripte namens <text:span text:style-name="VDETextProg">gen.cmd</text:span> und <text:span text:style-name="VDETextProg">exe.cmd</text:span>. Wenn das aktuelle Arbeitsverzeichnis ein Projektordner ist, der die Gentle-Quelldatei <text:span text:style-name="VDETextProg">spec.g</text:span> und die Eingabedaten-Datei <text:span text:style-name="VDETextProg">t01</text:span> enthät, dann haben die folgenden Aufrufe die folgenden Wirkungen:</text:p>
      <text:p text:style-name="VDEZwischenraum"/>
      <text:p text:style-name="VDEText1"><text:span text:style-name="VDETextProg">&gt; call ..\gen.cmd spec.g</text:span></text:p>
      <text:p text:style-name="VDEZwischenraum"/>
      <text:p text:style-name="VDEText1">Aus der Datei <text:span text:style-name="VDETextProg">spec.g</text:span> wird mit dem Gentle-Compiler ein Java-Programm generiert.</text:p>
      <text:p text:style-name="VDEZwischenraum"/>
      <text:p text:style-name="VDEText1"><text:span text:style-name="VDETextProg">&gt; call ..\exe.cmd t01</text:span></text:p>
      <text:p text:style-name="VDEZwischenraum"/>
      <text:p text:style-name="VDEText1">Das zuletzt generierte Java-Programm wird ausgeführt und auf die Datei <text:span text:style-name="VDETextProg">t01</text:span> angewendet.</text:p>
      <text:p text:style-name="VDEZwischenraum"/>
      <text:p text:style-name="VDEText1">Wenn man die vorhandene Gentle-Version <text:span text:style-name="VDETextProg">cyan-14076</text:span> gegen eine neuere Version (etwa </text:p>
      <text:p text:style-name="VDEText1"><text:span text:style-name="VDETextProg">cyan-14099</text:span>) austauschen will, muss man nur den Ordner <text:span text:style-name="VDETextProg">cyan-14076</text:span> durch den Ordner </text:p>
      <text:p text:style-name="VDEText1"><text:span text:style-name="VDETextProg">cyan-14099</text:span> ersetzen und die beiden Skripte <text:span text:style-name="VDETextProg">gen.cmd</text:span> und <text:span text:style-name="VDETextProg">exe.cmd</text:span> entsprechend anpassen.</text:p>
      <text:p text:style-name="VDEText1"/>
      <text:p text:style-name="VDEUeberschrift2">Relative Pfadnamen</text:p>
      <text:p text:style-name="VDEText1">Da in den hier beschriebenen Kommandos nur <text:span text:style-name="VDETextBetont1">relative</text:span> Pfadnamen verwendet wurden (z.B. <text:span text:style-name="VDETextProg">..\gen.cmd spec.g</text:span> oder <text:span text:style-name="VDETextProg">..\exe.cmd t01</text:span>), funktionieren sie auch dann, wenn man den Ordner <text:span text:style-name="VDETextProg">cpb</text:span> an eine andere Stelle kopiert oder wenn er auf einem Stick steht, dem auf verschiedenen Rechnern verschiedene Laufwerksbuchstaben (z.B. <text:span text:style-name="VDETextProg">I:</text:span> oder <text:span text:style-name="VDETextProg">K:</text:span> etc.) zugeordnet werden.</text:p>
      <text:p text:style-name="VDEZwischenraum"/>
      <text:p text:style-name="VDEUeberschrift2">Test-Skripte in den Projektordnern ancester01 bis ancestor07</text:p>
      <text:p text:style-name="Text_20_body">In jedem dieser Projektordner sollte es ein Skript <text:span text:style-name="VDETextProg">TST1.CMD</text:span> und eine Datei <text:span text:style-name="VDETextProg">EXPECTED1.OUT</text:span> geben. Das Skript wendet das aktuelle Programm (Parser bzw. Compiler) auf verschiedene korrekte und unkorrekte Eingaben an, sammelt die Ausgaben des aktuellen Programms in einer Datei namens <text:span text:style-name="VDETextProg">FOUND1.OUT</text:span>, vergleicht die Datei <text:span text:style-name="VDETextProg">EXPECTED1.OUT</text:span> mit <text:span text:style-name="VDETextProg">FOUND1.OUT</text:span> und meldet alle Differenzen. Falls (mehr als null) Differenzen gemeldet werden, enthält entweder die vorgegebene Datei <text:span text:style-name="VDETextProg">EXPECTED1.OUT</text:span> oder das (von Ihnen entwickelte) aktuell Programm noch Fehler.</text:p>
      <text:p text:style-name="VDEUeberschrift2">Test-Skripte in den Projeketordnern alg30 bis alg33</text:p>
      <text:p text:style-name="VDEText1">In jedem dieser Projektordner sollte es zwei Skripte <text:span text:style-name="VDETextProg">TST1.CMD</text:span> und <text:span text:style-name="VDETextProg">TST2.CMD</text:span>, zwei Dateien <text:span text:style-name="VDETextProg">EXPECTED1.OUT</text:span> und <text:span text:style-name="VDETextProg">EXPECTED2.OUT</text:span> und eine korrekte <text:span text:style-name="VDETextProg">alg</text:span>-Quelldatei <text:span text:style-name="VDETextProg">TST1.ALG</text:span> geben. </text:p>
      <text:p text:style-name="VDEZwischenraum"/>
      <text:p text:style-name="VDEText1">Das Skript <text:span text:style-name="VDETextProg">TST1.CMD</text:span> wendet den aktuellen Compiler auf das <text:span text:style-name="VDETextBetont1">korrekte</text:span> alg-Quellprogramm <text:span text:style-name="VDETextProg">TST1.ALG</text:span> an, lenkt die Ausgabe des Compilers in eine Datei namens <text:span text:style-name="VDETextProg">FOUND1.OUT</text:span> um, vergleicht die Datei <text:span text:style-name="VDETextProg">EXPECTED1.OUT</text:span> mit <text:span text:style-name="VDETextProg">FOUND1.OUT</text:span> und meldet alle Differenzen.</text:p>
      <text:p text:style-name="VDEZwischenraum"/>
      <text:p text:style-name="VDEText1">Das Skript <text:span text:style-name="VDETextProg">TST2.CMD</text:span> wendet den aktuellen Compiler auf mehrere <text:span text:style-name="VDETextBetont1">unkorrekte</text:span> alg-Quellprogramme an, sammelt die Ausgaben des Compilers in einer Datei namens <text:span text:style-name="VDETextProg">FOUND2.OUT</text:span>, vergleicht die Datei <text:span text:style-name="VDETextProg">EXPECTED2.OUT</text:span> mit <text:span text:style-name="VDETextProg">FOUND2.OUT</text:span> und meldet alle Differenzen.</text:p>
      <text:p text:style-name="VDEZwischenraum"/>
      <text:p text:style-name="VDEText1">Falls von einem der beiden Skripte (mehr als null) Differenzen gemeldet werden, enthält entweder die betreffende (vorgegebene) <text:span text:style-name="VDETextProg">EXPECTED</text:span>-Datei oder der (von Ihnen entwickelte) aktuelle Compiler noch Fehler.</text:p>
      <text:p text:style-name="VDEZwischenraum"/>
      <text:p text:style-name="VDEUeberschrift2">Test-Skripte in weiteren Projektordnern</text:p>
      <text:p text:style-name="VDEText1">Auch in einigen weiteren Projektordnern gibt es Testskripte namens <text:span text:style-name="VDETextProg">TST1.CMD</text:span> bzw. <text:span text:style-name="VDETextProg">TST2.CMD</text:span> und die dazugehörigen Dateien <text:span text:style-name="VDETextProg">EXPECTED1.OUT</text:span> bzw. <text:span text:style-name="VDETextProg">EXPECTED2.OUT</text:span>. Auch diese Dateien funktionieren wie oben beschrieben.</text:p>
      <text:p text:style-name="VDEZwischenraum"/>
      <text:p text:style-name="VDEText1"/>
      <text:p text:style-name="VDEZwischenraum"/>
      <text:p text:style-name="VDEText1"/>
      <text:p text:style-name="VDEZwischenraum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imes3" svg:font-family="Times" style:font-adornments="Fett"/>
    <style:font-face style:name="Times" svg:font-family="Times" style:font-adornments="Standard"/>
    <style:font-face style:name="Courier New1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Standard" style:font-family-generic="roman" style:font-pitch="variable"/>
    <style:font-face style:name="Times New Roman" svg:font-family="'Times New Roman'" style:font-adornments="Fett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Times" fo:font-size="12pt"/>
    </style:style>
    <style:style style:name="Text_20_body" style:display-name="Text body" style:family="paragraph" style:parent-style-name="AlleVordefinierten" style:class="text">
      <style:paragraph-properties fo:margin-top="0cm" fo:margin-bottom="0.212cm" fo:text-align="justify" style:justify-single-word="false"/>
    </style:style>
    <style:style style:name="Salutation" style:family="paragraph" style:parent-style-name="AlleVordefinierten" style:class="text">
      <style:paragraph-properties text:number-lines="false" text:line-number="0"/>
    </style:style>
    <style:style style:name="Signature" style:family="paragraph" style:parent-style-name="AlleVordefinierten" style:class="text">
      <style:paragraph-properties text:number-lines="false" text:line-number="0"/>
    </style:style>
    <style:style style:name="Heading" style:family="paragraph" style:parent-style-name="AlleVordefinierten" style:next-style-name="Text_20_body" style:class="text">
      <style:paragraph-properties fo:margin-top="0.423cm" fo:margin-bottom="0.212cm" fo:keep-with-next="always"/>
      <style:text-properties style:font-name="Times New Roman" fo:font-size="12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class="text"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2pt" fo:font-style="normal" fo:font-weight="bold"/>
    </style:style>
    <style:style style:name="Heading_20_3" style:display-name="Heading 3" style:family="paragraph" style:parent-style-name="Heading" style:class="text">
      <style:text-properties fo:font-size="12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Header" style:family="paragraph" style:parent-style-name="AlleVordefinierten" style:auto-update="true" style:class="extra">
      <style:paragraph-properties fo:padding="0.049cm" fo:border="0.002cm solid #000000">
        <style:tab-stops>
          <style:tab-stop style:position="9.922cm" style:type="center"/>
          <style:tab-stop style:position="17.251cm" style:type="right"/>
        </style:tab-stops>
      </style:paragraph-properties>
    </style:style>
    <style:style style:name="Header_20_left" style:display-name="Header lef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AlleVordefinierten" style:class="extra">
      <style:paragraph-properties fo:margin-top="0.212cm" fo:margin-bottom="0.212cm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AlleVordefinierten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AlleVordefinierten" style:class="extra">
      <style:paragraph-properties fo:margin-top="0cm" fo:margin-bottom="0.106cm" text:number-lines="false" text:line-number="0"/>
    </style:style>
    <style:style style:name="Sender" style:family="paragraph" style:parent-style-name="AlleVordefinierten" style:class="extra">
      <style:paragraph-properties fo:margin-top="0cm" fo:margin-bottom="0.106cm" text:number-lines="false" text:line-number="0"/>
    </style:style>
    <style:style style:name="Endnote" style:family="paragraph" style:parent-style-name="AlleVordefinierten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AlleVordefinierten" style:class="index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/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/>
      </style:paragraph-properties>
      <style:text-properties fo:font-size="10pt"/>
    </style:style>
    <style:style style:name="Quotations" style:family="paragraph" style:parent-style-name="AlleVordefinierten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AlleVordefinierten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AlleVordefinierten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AlleVordefinierten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AlleVordefinierten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SkriptKopf" style:family="paragraph" style:parent-style-name="Header"/>
    <style:style style:name="VDEProgMitNrn" style:family="paragraph" style:list-style-name="VDEProgNrn" style:master-page-name="">
      <style:paragraph-properties style:page-number="auto"/>
      <style:text-properties style:font-name="Courier New" fo:font-size="10pt" fo:language="zxx" fo:country="none"/>
    </style:style>
    <style:style style:name="VDEText1" style:family="paragraph" style:next-style-name="VDEZwischenraum" style:master-page-name="">
      <style:paragraph-properties fo:margin-top="0cm" fo:margin-bottom="0cm" fo:orphans="2" fo:widows="2" fo:hyphenation-ladder-count="no-limit" style:page-number="auto"/>
      <style:text-properties fo:hyphenate="true" fo:hyphenation-remain-char-count="2" fo:hyphenation-push-char-count="2"/>
    </style:style>
    <style:style style:name="VDEUeberschrift1" style:family="paragraph" style:next-style-name="VDEText1" style:default-outline-level="1" style:master-page-name="">
      <style:paragraph-properties fo:margin="100%" fo:margin-left="0cm" fo:margin-right="0cm" fo:margin-top="0cm" fo:margin-bottom="0.199cm" fo:text-indent="0cm" style:auto-text-indent="false" style:page-number="auto">
        <style:tab-stops/>
      </style:paragraph-properties>
      <style:text-properties style:font-name="Times2" fo:font-size="12pt" style:text-underline-style="none" fo:font-weight="bold"/>
    </style:style>
    <style:style style:name="VDEUeberschrift2" style:family="paragraph" style:next-style-name="VDEText1">
      <style:paragraph-properties fo:margin="100%" fo:margin-left="0cm" fo:margin-right="0cm" fo:margin-top="0cm" fo:margin-bottom="0.199cm" fo:text-indent="0cm" style:auto-text-indent="false">
        <style:tab-stops/>
      </style:paragraph-properties>
      <style:text-properties style:font-name="Times2" fo:font-size="12pt" style:text-underline-style="none" fo:font-weight="bold"/>
    </style:style>
    <style:style style:name="VDEUeberschrift3" style:family="paragraph" style:next-style-name="VDEText1">
      <style:paragraph-properties fo:margin="100%" fo:margin-left="0cm" fo:margin-right="0cm" fo:margin-top="0cm" fo:margin-bottom="0.199cm" fo:text-indent="0cm" style:auto-text-indent="false">
        <style:tab-stops/>
      </style:paragraph-properties>
      <style:text-properties fo:font-size="12pt" style:text-underline-style="none" fo:font-weight="bold"/>
    </style:style>
    <style:style style:name="VDEUeberschrift" style:family="paragraph" style:next-style-name="VDEText1" style:master-page-name="">
      <style:paragraph-properties fo:margin="100%" fo:margin-left="0cm" fo:margin-right="0cm" fo:margin-top="0cm" fo:margin-bottom="0.199cm" fo:text-indent="0cm" style:auto-text-indent="false" style:page-number="auto">
        <style:tab-stops/>
      </style:paragraph-properties>
      <style:text-properties style:font-name="Times2" fo:font-size="12pt" style:text-underline-style="none" fo:font-weight="bold"/>
    </style:style>
    <style:style style:name="VDEZwischenraum" style:family="paragraph" style:next-style-name="VDEText1">
      <style:text-properties fo:font-size="4pt"/>
    </style:style>
    <style:style style:name="VDEProg" style:family="paragraph">
      <style:text-properties fo:font-size="8pt" fo:language="zxx" fo:country="none"/>
    </style:style>
    <style:style style:name="VDEProgOhneNrn" style:family="paragraph">
      <style:text-properties style:font-name="Courier New" fo:font-size="10pt" fo:language="zxx" fo:country="none"/>
    </style:style>
    <style:style style:name="AlleVordefinierten" style:family="paragraph"/>
    <style:style style:name="Footnote_20_Symbol" style:display-name="Footnote Symbol" style:family="text" style:parent-style-name="AlleVordefinierten"/>
    <style:style style:name="Page_20_Number" style:display-name="Page Number" style:family="text" style:parent-style-name="AlleVordefinierten"/>
    <style:style style:name="Caption_20_characters" style:display-name="Caption characters" style:family="text" style:parent-style-name="AlleVordefinierten"/>
    <style:style style:name="Drop_20_Caps" style:display-name="Drop Caps" style:family="text" style:parent-style-name="AlleVordefinierten"/>
    <style:style style:name="Numbering_20_Symbols" style:display-name="Numbering Symbols" style:family="text" style:parent-style-name="AlleVordefinierten"/>
    <style:style style:name="Bullet_20_Symbols" style:display-name="Bullet Symbols" style:family="text" style:parent-style-name="AlleVordefinierten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lleVordefinierten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 style:parent-style-name="AlleVordefinierten">
      <style:text-properties fo:color="#800000" style:text-underline-style="solid" style:text-underline-width="auto" style:text-underline-color="font-color"/>
    </style:style>
    <style:style style:name="Placeholder" style:family="text" style:parent-style-name="AlleVordefinierten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 style:parent-style-name="AlleVordefinierten"/>
    <style:style style:name="Endnote_20_Symbol" style:display-name="Endnote Symbol" style:family="text" style:parent-style-name="AlleVordefinierten"/>
    <style:style style:name="Line_20_numbering" style:display-name="Line numbering" style:family="text" style:parent-style-name="AlleVordefinierten"/>
    <style:style style:name="Main_20_index_20_entry" style:display-name="Main index entry" style:family="text" style:parent-style-name="AlleVordefinierten">
      <style:text-properties fo:font-weight="bold" style:font-weight-asian="bold" style:font-weight-complex="bold"/>
    </style:style>
    <style:style style:name="Footnote_20_anchor" style:display-name="Footnote anchor" style:family="text" style:parent-style-name="AlleVordefinierten">
      <style:text-properties style:text-position="super 58%"/>
    </style:style>
    <style:style style:name="Endnote_20_anchor" style:display-name="Endnote anchor" style:family="text" style:parent-style-name="AlleVordefinierten">
      <style:text-properties style:text-position="super 58%"/>
    </style:style>
    <style:style style:name="Rubies" style:family="text" style:parent-style-name="AlleVordefinierten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 style:parent-style-name="AlleVordefinierten">
      <style:text-properties style:text-rotation-angle="90" style:text-rotation-scale="line-height"/>
    </style:style>
    <style:style style:name="Emphasis" style:family="text" style:parent-style-name="AlleVordefinierten">
      <style:text-properties fo:font-style="italic"/>
    </style:style>
    <style:style style:name="Citation" style:family="text" style:parent-style-name="AlleVordefinierten">
      <style:text-properties fo:font-style="italic" style:font-style-asian="italic" style:font-style-complex="italic"/>
    </style:style>
    <style:style style:name="Strong_20_Emphasis" style:display-name="Strong Emphasis" style:family="text" style:parent-style-name="AlleVordefinierten">
      <style:text-properties fo:font-weight="bold" style:font-weight-asian="bold" style:font-weight-complex="bold"/>
    </style:style>
    <style:style style:name="Source_20_Text" style:display-name="Source Text" style:family="text" style:parent-style-name="AlleVordefinierten">
      <style:text-properties style:font-name="Cumberland" style:font-name-asian="Cumberland" style:font-name-complex="Cumberland"/>
    </style:style>
    <style:style style:name="Example" style:family="text" style:parent-style-name="AlleVordefinierten">
      <style:text-properties style:font-name="Cumberland" style:font-name-asian="Cumberland" style:font-name-complex="Cumberland"/>
    </style:style>
    <style:style style:name="User_20_Entry" style:display-name="User Entry" style:family="text" style:parent-style-name="AlleVordefinierten">
      <style:text-properties style:font-name="Cumberland" style:font-name-asian="Cumberland" style:font-name-complex="Cumberland"/>
    </style:style>
    <style:style style:name="Variable" style:family="text" style:parent-style-name="AlleVordefinierten">
      <style:text-properties fo:font-style="italic" style:font-style-asian="italic" style:font-style-complex="italic"/>
    </style:style>
    <style:style style:name="Definition" style:family="text" style:parent-style-name="AlleVordefinierten"/>
    <style:style style:name="Teletype" style:family="text" style:parent-style-name="AlleVordefinierten">
      <style:text-properties style:font-name="Cumberland" style:font-name-asian="Cumberland" style:font-name-complex="Cumberland"/>
    </style:style>
    <style:style style:name="VDEHoch" style:family="text">
      <style:text-properties style:text-position="super 58%" style:font-name="Times" fo:font-size="12pt"/>
    </style:style>
    <style:style style:name="VDETief" style:family="text">
      <style:text-properties style:text-position="sub 58%" style:font-name="Times1" fo:font-size="12pt"/>
    </style:style>
    <style:style style:name="VDEProgBetont" style:family="text">
      <style:text-properties style:font-name="Courier New1" fo:font-size="10pt" fo:font-style="normal" fo:font-weight="bold"/>
    </style:style>
    <style:style style:name="VDETextBetont1" style:family="text">
      <style:text-properties style:font-name="Times3" fo:font-size="12pt" fo:font-style="italic" fo:font-weight="normal"/>
    </style:style>
    <style:style style:name="VDETextBetont2" style:family="text">
      <style:text-properties fo:font-style="normal" style:text-underline-style="none" fo:font-weight="bold"/>
    </style:style>
    <style:style style:name="VDETextProg" style:family="text">
      <style:text-properties style:font-name="Courier New1" fo:font-size="12pt" fo:language="zxx" fo:country="none" fo:font-style="normal" fo:font-weight="normal"/>
    </style:style>
    <style:style style:name="AlleVordefinierten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99cm"/>
      </text:outline-level-style>
      <text:outline-level-style text:level="2" style:num-suffix=". " style:num-format="1" text:display-levels="2">
        <style:list-level-properties text:min-label-distance="0.199cm"/>
      </text:outline-level-style>
      <text:outline-level-style text:level="3" style:num-suffix=". " style:num-format="1" text:display-levels="3">
        <style:list-level-properties text:min-label-distance="0.199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VDEProgNrn">
      <text:list-level-style-number text:level="1" style:num-format="1">
        <style:list-level-properties text:min-label-width="0.801cm" text:min-label-distance="0.199cm" fo:text-align="end"/>
      </text:list-level-style-number>
      <text:list-level-style-number text:level="2" style:num-format="1">
        <style:list-level-properties text:space-before="0.501cm" text:min-label-width="0.801cm" text:min-label-distance="0.199cm" fo:text-align="end"/>
      </text:list-level-style-number>
      <text:list-level-style-number text:level="3" style:num-format="1">
        <style:list-level-properties text:space-before="1cm" text:min-label-width="0.801cm" text:min-label-distance="0.199cm" fo:text-align="end"/>
      </text:list-level-style-number>
      <text:list-level-style-number text:level="4" style:num-format="1">
        <style:list-level-properties text:space-before="1.501cm" text:min-label-width="0.801cm" text:min-label-distance="0.199cm" fo:text-align="end"/>
      </text:list-level-style-number>
      <text:list-level-style-number text:level="5" style:num-format="1">
        <style:list-level-properties text:space-before="2cm" text:min-label-width="0.801cm" text:min-label-distance="0.199cm" fo:text-align="end"/>
      </text:list-level-style-number>
      <text:list-level-style-number text:level="6" style:num-format="1">
        <style:list-level-properties text:space-before="2.501cm" text:min-label-width="0.801cm" text:min-label-distance="0.199cm" fo:text-align="end"/>
      </text:list-level-style-number>
      <text:list-level-style-number text:level="7" style:num-format="1">
        <style:list-level-properties text:space-before="3cm" text:min-label-width="0.801cm" text:min-label-distance="0.199cm" fo:text-align="end"/>
      </text:list-level-style-number>
      <text:list-level-style-number text:level="8" style:num-format="1">
        <style:list-level-properties text:space-before="3.501cm" text:min-label-width="0.801cm" text:min-label-distance="0.199cm" fo:text-align="end"/>
      </text:list-level-style-number>
      <text:list-level-style-number text:level="9" style:num-format="1">
        <style:list-level-properties text:space-before="4cm" text:min-label-width="0.801cm" text:min-label-distance="0.199cm" fo:text-align="end"/>
      </text:list-level-style-number>
      <text:list-level-style-number text:level="10" style:num-format="1">
        <style:list-level-properties text:space-before="4.501cm" text:min-label-width="0.801cm" text:min-label-distance="0.199cm" fo:text-align="end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="0.002cm solid #0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1.799cm" fo:margin-right="1.7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VDEBuch">
      <style:header>
        <text:p text:style-name="SkriptKopf"><text:tab/>Java, schreiben und ausführen</text:p>
      </style:header>
      <style:footer>
        <text:p text:style-name="Footer"><text:tab/>- <text:page-number text:select-page="current">2</text:page-number> -</text:p>
      </style:footer>
    </style:master-page>
    <style:master-page style:name="First_20_Page" style:display-name="First Page" style:page-layout-name="Mpm2" style:next-style-name="VDELinkeSeite"/>
    <style:master-page style:name="Left_20_Page" style:display-name="Left Page" style:page-layout-name="Mpm3"/>
    <style:master-page style:name="Right_20_Page" style:display-name="Right Page" style:page-layout-name="Mpm4"/>
    <style:master-page style:name="VDEBuch" style:page-layout-name="Mpm5"/>
    <style:master-page style:name="VDELinkeSeite" style:page-layout-name="Mpm6" style:next-style-name="VDERechteSeite">
      <style:header>
        <text:p text:style-name="MP1">Beuth Hochschule, SS14<text:tab/><text:chapter text:display="name" text:outline-level="1">LiesMich</text:chapter><text:tab/>S. <text:page-number text:select-page="current">2</text:page-number></text:p>
      </style:header>
    </style:master-page>
    <style:master-page style:name="VDERechteSeite" style:page-layout-name="Mpm7" style:next-style-name="VDELinkeSeite">
      <style:header>
        <text:p text:style-name="MP1">Beuth Hochschule, SS14<text:tab/><text:chapter text:display="name" text:outline-level="1">LiesMich</text:chapter><text:tab/>S. <text:page-number text:select-page="current">1</text:page-number></text:p>
      </style:header>
    </style:master-page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OpenOfficeBhtPapierVorlage</dc:title>
    <meta:creation-date>2012-08-15T15:50:32.97</meta:creation-date>
    <dc:language>de-DE</dc:language>
    <meta:editing-cycles>22</meta:editing-cycles>
    <meta:editing-duration>PT8H9M56S</meta:editing-duration>
    <meta:initial-creator>Ulrich Grude</meta:initial-creator>
    <dc:date>2014-03-18T18:48:02.05</dc:date>
    <dc:creator>Ulrich Grude</dc:creator>
    <meta:printed-by>Ulrich Grude</meta:printed-by>
    <meta:print-date>2014-03-18T18:46:48.79</meta:print-date>
    <meta:document-statistic meta:table-count="0" meta:image-count="0" meta:object-count="0" meta:page-count="2" meta:paragraph-count="52" meta:word-count="625" meta:character-count="4826"/>
    <meta:user-defined meta:name="Info 1"/>
    <meta:user-defined meta:name="Info 2"/>
    <meta:user-defined meta:name="Info 3"/>
    <meta:user-defined meta:name="Info 4"/>
    <meta:template xlink:type="simple" xlink:actuate="onRequest" xlink:title="OpenOfficeBhtPapierVorlage" xlink:href="file:///C:/Users/ULI/AppData/Roaming/OpenOffice.org/3/user/template/OpenOfficeBhtPapierVorlage.ott" meta:date="2012-08-15T15:50:31.42"/>
  </office:meta>
</office:document-meta>
</file>